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3.8173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direction="ltr"/>
      <style:text-properties fo:hyphenate="true"/>
    </style:style>
    <style:style style:name="ce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re Language&quot;;&quot;Type System&quot;;&quot;Parser&quot;;&quot;Diagnostics&quot;;&quot;Standard Library&quot;;&quot;Tooling&quot;;&quot;Performance&quot;;&quot;Interop&quot;;&quot;Language Feature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;&quot;Future&quot;)" table:allow-empty-cell="true" table:display-list="unsorted" table:base-cell-address="Sheet1.C2">
          <table:error-message table:message-type="stop" table:display="true"/>
        </table:content-validation>
        <table:content-validation table:name="val3" table:condition="of:cell-content-is-in-list(&quot;Idea&quot;;&quot;Planning&quot;;&quot;In Progress&quot;;&quot;Testing&quot;;&quot;Completed&quot;;&quot;Not Planned&quot;;&quot;&quot;)" table:allow-empty-cell="true" table:display-list="unsorted" table:base-cell-address="Sheet1.D2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Notes/Details</text:p>
          </table:table-cell>
          <table:table-cell office:value-type="string" calcext:value-type="string">
            <text:p>Due Date</text:p>
          </table:table-cell>
        </table:table-row>
        <table:table-row table:style-name="ro2" table:visibility="filter">
          <table:table-cell office:value-type="string" calcext:value-type="string">
            <text:p>Define and test Span and Position type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2" calcext:value-type="date">
            <text:p>07/22/25</text:p>
          </table:table-cell>
        </table:table-row>
        <table:table-row table:style-name="ro2" table:visibility="filter">
          <table:table-cell office:value-type="string" calcext:value-type="string">
            <text:p>Define basic syntax/gramma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 of this is demonstrated in the example files, but a proper grammar is probably necessary.</text:p>
          </table:table-cell>
          <table:table-cell table:style-name="ce3" office:value-type="date" office:date-value="2025-07-25" calcext:value-type="date">
            <text:p>07/25/25</text:p>
          </table:table-cell>
        </table:table-row>
        <table:table-row table:style-name="ro1" table:visibility="filter">
          <table:table-cell office:value-type="string" calcext:value-type="string">
            <text:p>Create AST Node Structur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7-28" calcext:value-type="date">
            <text:p>07/28/25</text:p>
          </table:table-cell>
        </table:table-row>
        <table:table-row table:style-name="ro2" table:visibility="filter">
          <table:table-cell office:value-type="string" calcext:value-type="string">
            <text:p>Build basic Lexer to parse source code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date" office:date-value="2025-08-01" calcext:value-type="date">
            <text:p>08/01/25</text:p>
          </table:table-cell>
        </table:table-row>
        <table:table-row table:style-name="ro3" table:visibility="filter">
          <table:table-cell office:value-type="string" calcext:value-type="string">
            <text:p>Implement basic parser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 to produce Tokens, Basic AST defined</text:p>
          </table:table-cell>
          <table:table-cell office:value-type="string" calcext:value-type="string">
            <text:p>Implement basic expression parsing and statement parsing. This doesn’t include control flow, classes, or functions.</text:p>
          </table:table-cell>
          <table:table-cell table:style-name="ce3" office:value-type="date" office:date-value="2025-08-05" calcext:value-type="date">
            <text:p>08/05/25</text:p>
          </table:table-cell>
        </table:table-row>
        <table:table-row table:style-name="ro2" table:visibility="filter">
          <table:table-cell office:value-type="string" calcext:value-type="string">
            <text:p>Span-based error handling</text:p>
          </table:table-cell>
          <table:table-cell table:content-validation-name="val1" office:value-type="string" calcext:value-type="string">
            <text:p>Diagnostics</text:p>
          </table:table-cell>
          <table:table-cell table:content-validation-name="val2" office:value-type="string" calcext:value-type="string">
            <text:p>High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Basic AST</text:p>
          </table:table-cell>
          <table:table-cell table:style-name="ce2" office:value-type="string" calcext:value-type="string">
            <text:p>Replace Position with Span for better error ranges. Finish implementation of the ErrorHandler class.</text:p>
          </table:table-cell>
          <table:table-cell/>
        </table:table-row>
        <table:table-row table:style-name="ro2" table:visibility="filter">
          <table:table-cell office:value-type="string" calcext:value-type="string">
            <text:p>Variable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Basic Parser, AST</text:p>
          </table:table-cell>
          <table:table-cell table:number-columns-repeated="2"/>
        </table:table-row>
        <table:table-row table:style-name="ro3" table:visibility="filter">
          <table:table-cell office:value-type="string" calcext:value-type="string">
            <text:p>Function Declaration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Variable Declarations, Parser, Lexer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Control Flow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Completed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Lexer, Basic 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 primitive types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Gramm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sic Type Checking Infrastructure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AST, Parser, Lexer, Grammar, primitiv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Annotation Syntax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ble Binding/Lookup</text:p>
          </table:table-cell>
          <table:table-cell table:content-validation-name="val1" office:value-type="string" calcext:value-type="string">
            <text:p>Type System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Medium</text:p>
          </table:table-cell>
          <table:table-cell office:value-type="string" calcext:value-type="string">
            <text:p>Parser with variable declaratio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 REPL</text:p>
          </table:table-cell>
          <table:table-cell table:content-validation-name="val1" office:value-type="string" calcext:value-type="string">
            <text:p>Tooling</text:p>
          </table:table-cell>
          <table:table-cell table:content-validation-name="val2" office:value-type="string" calcext:value-type="string">
            <text:p>Medium</text:p>
          </table:table-cell>
          <table:table-cell table:content-validation-name="val3" office:value-type="string" calcext:value-type="string">
            <text:p>Idea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Minimal compiler</text:p>
          </table:table-cell>
          <table:table-cell office:value-type="string" calcext:value-type="string">
            <text:p>This should be added after we’re able to JIT compile single lines in LLVM</text:p>
          </table:table-cell>
          <table:table-cell/>
        </table:table-row>
        <table:table-row table:style-name="ro4">
          <table:table-cell office:value-type="string" calcext:value-type="string">
            <text:p>Basic CodeGen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High</text:p>
          </table:table-cell>
          <table:table-cell office:value-type="string" calcext:value-type="string">
            <text:p>Working type checker, parser, and lex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 additional features</text:p>
          </table:table-cell>
          <table:table-cell table:content-validation-name="val1" office:value-type="string" calcext:value-type="string">
            <text:p>Core Language</text:p>
          </table:table-cell>
          <table:table-cell table:content-validation-name="val2" office:value-type="string" calcext:value-type="string">
            <text:p>Critical</text:p>
          </table:table-cell>
          <table:table-cell table:content-validation-name="val3" office:value-type="string" calcext:value-type="string">
            <text:p>Planning</text:p>
          </table:table-cell>
          <table:table-cell table:content-validation-name="val4"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d defer support, add extension methods</text:p>
          </table:table-cell>
          <table:table-cell/>
        </table:table-row>
        <table:table-row table:style-name="ro1" table:number-rows-repeated="183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10483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350" table:display-filter-buttons="true">
          <table:filter>
            <table:filter-and>
              <table:filter-condition table:value="" table:operator="=" table:field-number="3">
                <table:filter-set-item table:value=""/>
                <table:filter-set-item table:value="Idea"/>
                <table:filter-set-item table:value="In Progress"/>
                <table:filter-set-item table:value="Planning"/>
              </table:filter-condition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2:57:24.574138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7:57:57.762513293</meta:creation-date>
    <meta:generator>LibreOffice/24.8.7.2$Linux_X86_64 LibreOffice_project/a15e142861bc44b10be97a20a5322424af59822d</meta:generator>
    <dc:date>2025-08-01T13:05:15.565034046</dc:date>
    <meta:editing-duration>PT23H3M8S</meta:editing-duration>
    <meta:editing-cycles>9</meta:editing-cycles>
    <meta:document-statistic meta:table-count="1" meta:cell-count="114" meta:object-count="0"/>
  </office:meta>
</office:document-meta>
</file>